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2.4866in"/>
    </style:style>
    <style:style style:name="co5" style:family="table-column">
      <style:table-column-properties fo:break-before="auto" style:column-width="1.76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1" table:default-cell-style-name="ce2"/>
        <table:table-column table:style-name="co4" table:default-cell-style-name="Default"/>
        <table:table-column table:style-name="co5" table:default-cell-style-name="ce7"/>
        <table:table-row table:style-name="ro1">
          <table:table-cell table:style-name="ce1" office:value-type="string" calcext:value-type="string" table:number-columns-spanned="2" table:number-rows-spanned="1">
            <text:p>Métrica Y para 100 individuos, 100 gen</text:p>
          </table:table-cell>
          <table:covered-table-cell table:style-name="ce4"/>
          <table:table-cell table:style-name="ce6"/>
          <table:table-cell table:style-name="ce9" office:value-type="string" calcext:value-type="string" table:number-columns-spanned="2" table:number-rows-spanned="1">
            <text:p>Métrica Delta para 100 individuos, 100 gen</text:p>
          </table:table-cell>
          <table:covered-table-cell table:style-name="ce4"/>
          <table:table-cell table:style-name="ce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41360384513594" calcext:value-type="float">
            <text:p>0.014136038451359</text:p>
          </table:table-cell>
          <table:table-cell table:formula="of:=([.B2]-[.B$12]) ^ 2" office:value-type="float" office:value="0.0000000000211746970834575" calcext:value-type="float">
            <text:p>2.11746970834575E-11</text:p>
          </table:table-cell>
          <table:table-cell office:value-type="float" office:value="1" calcext:value-type="float">
            <text:p>1</text:p>
          </table:table-cell>
          <table:table-cell office:value-type="float" office:value="0.0101047301632147" calcext:value-type="float">
            <text:p>0.010104730163215</text:p>
          </table:table-cell>
          <table:table-cell table:formula="of:=([.E2]-[.E$12]) ^2" office:value-type="float" office:value="0.00000000920018280107185" calcext:value-type="float">
            <text:p>9.20018280107185E-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41413355074518" calcext:value-type="float">
            <text:p>0.014141335507452</text:p>
          </table:table-cell>
          <table:table-cell table:formula="of:=([.B3]-[.B$12]) ^ 2" office:value-type="float" office:value="0.00000000000048366302682431" calcext:value-type="float">
            <text:p>4.8366302682431E-13</text:p>
          </table:table-cell>
          <table:table-cell office:value-type="float" office:value="2" calcext:value-type="float">
            <text:p>2</text:p>
          </table:table-cell>
          <table:table-cell office:value-type="float" office:value="0.0102360434771177" calcext:value-type="float">
            <text:p>0.010236043477118</text:p>
          </table:table-cell>
          <table:table-cell table:formula="of:=([.E3]-[.E$12]) ^2" office:value-type="float" office:value="0.0000000012528577393998" calcext:value-type="float">
            <text:p>1.2528577393998E-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41419592565668" calcext:value-type="float">
            <text:p>0.014141959256567</text:p>
          </table:table-cell>
          <table:table-cell table:formula="of:=([.B4]-[.B$12]) ^ 2" office:value-type="float" office:value="0.00000000000174030968295964" calcext:value-type="float">
            <text:p>1.74030968295964E-12</text:p>
          </table:table-cell>
          <table:table-cell office:value-type="float" office:value="3" calcext:value-type="float">
            <text:p>3</text:p>
          </table:table-cell>
          <table:table-cell office:value-type="float" office:value="0.0101047181020523" calcext:value-type="float">
            <text:p>0.010104718102052</text:p>
          </table:table-cell>
          <table:table-cell table:formula="of:=([.E4]-[.E$12]) ^2" office:value-type="float" office:value="0.00000000920249670164384" calcext:value-type="float">
            <text:p>9.20249670164384E-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41419368371257" calcext:value-type="float">
            <text:p>0.014141936837126</text:p>
          </table:table-cell>
          <table:table-cell table:formula="of:=([.B5]-[.B$12]) ^ 2" office:value-type="float" office:value="0.00000000000168166050328119" calcext:value-type="float">
            <text:p>1.68166050328119E-12</text:p>
          </table:table-cell>
          <table:table-cell office:value-type="float" office:value="4" calcext:value-type="float">
            <text:p>4</text:p>
          </table:table-cell>
          <table:table-cell office:value-type="float" office:value="0.0101031428840107" calcext:value-type="float">
            <text:p>0.010103142884011</text:p>
          </table:table-cell>
          <table:table-cell table:formula="of:=([.E5]-[.E$12]) ^2" office:value-type="float" office:value="0.00000000950719822713076" calcext:value-type="float">
            <text:p>9.50719822713076E-0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41421089728316" calcext:value-type="float">
            <text:p>0.014142108972832</text:p>
          </table:table-cell>
          <table:table-cell table:formula="of:=([.B6]-[.B$12]) ^ 2" office:value-type="float" office:value="0.00000000000215773842411769" calcext:value-type="float">
            <text:p>2.15773842411769E-12</text:p>
          </table:table-cell>
          <table:table-cell office:value-type="float" office:value="5" calcext:value-type="float">
            <text:p>5</text:p>
          </table:table-cell>
          <table:table-cell office:value-type="float" office:value="0.0104870053052559" calcext:value-type="float">
            <text:p>0.010487005305256</text:p>
          </table:table-cell>
          <table:table-cell table:formula="of:=([.E6]-[.E$12]) ^2" office:value-type="float" office:value="0.000000082000651403559" calcext:value-type="float">
            <text:p>8.2000651403559E-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41416943235391" calcext:value-type="float">
            <text:p>0.014141694323539</text:p>
          </table:table-cell>
          <table:table-cell table:formula="of:=([.B7]-[.B$12]) ^ 2" office:value-type="float" office:value="0.00000000000111149566582776" calcext:value-type="float">
            <text:p>1.11149566582776E-12</text:p>
          </table:table-cell>
          <table:table-cell office:value-type="float" office:value="6" calcext:value-type="float">
            <text:p>6</text:p>
          </table:table-cell>
          <table:table-cell office:value-type="float" office:value="0.0101015370346537" calcext:value-type="float">
            <text:p>0.010101537034654</text:p>
          </table:table-cell>
          <table:table-cell table:formula="of:=([.E7]-[.E$12]) ^2" office:value-type="float" office:value="0.00000000982293322105171" calcext:value-type="float">
            <text:p>9.82293322105171E-0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41420430983022" calcext:value-type="float">
            <text:p>0.014142043098302</text:p>
          </table:table-cell>
          <table:table-cell table:formula="of:=([.B8]-[.B$12]) ^ 2" office:value-type="float" office:value="0.00000000000196854849161429" calcext:value-type="float">
            <text:p>1.96854849161429E-12</text:p>
          </table:table-cell>
          <table:table-cell office:value-type="float" office:value="7" calcext:value-type="float">
            <text:p>7</text:p>
          </table:table-cell>
          <table:table-cell office:value-type="float" office:value="0.0105518720914564" calcext:value-type="float">
            <text:p>0.010551872091456</text:p>
          </table:table-cell>
          <table:table-cell table:formula="of:=([.E8]-[.E$12]) ^2" office:value-type="float" office:value="0.000000123358540424949" calcext:value-type="float">
            <text:p>1.23358540424949E-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41362864792706" calcext:value-type="float">
            <text:p>0.014136286479271</text:p>
          </table:table-cell>
          <table:table-cell table:formula="of:=([.B9]-[.B$12]) ^ 2" office:value-type="float" office:value="0.0000000000189535658290252" calcext:value-type="float">
            <text:p>1.89535658290252E-11</text:p>
          </table:table-cell>
          <table:table-cell office:value-type="float" office:value="8" calcext:value-type="float">
            <text:p>8</text:p>
          </table:table-cell>
          <table:table-cell office:value-type="float" office:value="0.0101010645290472" calcext:value-type="float">
            <text:p>0.010101064529047</text:p>
          </table:table-cell>
          <table:table-cell table:formula="of:=([.E9]-[.E$12]) ^2" office:value-type="float" office:value="0.00000000991681721671044" calcext:value-type="float">
            <text:p>9.91681721671044E-0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41414135609775" calcext:value-type="float">
            <text:p>0.014141413560978</text:p>
          </table:table-cell>
          <table:table-cell table:formula="of:=([.B10]-[.B$12]) ^ 2" office:value-type="float" office:value="0.000000000000598321411801079" calcext:value-type="float">
            <text:p>5.98321411801079E-13</text:p>
          </table:table-cell>
          <table:table-cell office:value-type="float" office:value="9" calcext:value-type="float">
            <text:p>9</text:p>
          </table:table-cell>
          <table:table-cell office:value-type="float" office:value="0.0101113274430597" calcext:value-type="float">
            <text:p>0.01011132744306</text:p>
          </table:table-cell>
          <table:table-cell table:formula="of:=([.E10]-[.E$12]) ^2" office:value-type="float" office:value="0.00000000797811662322374" calcext:value-type="float">
            <text:p>7.97811662322374E-0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4141583998487" calcext:value-type="float">
            <text:p>0.014141583998487</text:p>
          </table:table-cell>
          <table:table-cell table:formula="of:=([.B11]-[.B$12]) ^ 2" office:value-type="float" office:value="0.000000000000891041405831245" calcext:value-type="float">
            <text:p>8.91041405831245E-13</text:p>
          </table:table-cell>
          <table:table-cell office:value-type="float" office:value="10" calcext:value-type="float">
            <text:p>10</text:p>
          </table:table-cell>
          <table:table-cell office:value-type="float" office:value="0.0101050364360585" calcext:value-type="float">
            <text:p>0.010105036436059</text:p>
          </table:table-cell>
          <table:table-cell table:formula="of:=([.E11]-[.E$12]) ^2" office:value-type="float" office:value="0.00000000914152270206352" calcext:value-type="float">
            <text:p>9.14152270206352E-09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AVERAGE([.B2:.B11])" office:value-type="float" office:value="0.0141406400485912" calcext:value-type="float">
            <text:p>0.014140640048591</text:p>
          </table:table-cell>
          <table:table-cell/>
          <table:table-cell office:value-type="string" calcext:value-type="string">
            <text:p>Media</text:p>
          </table:table-cell>
          <table:table-cell table:formula="of:=AVERAGE([.E2:.E11])" office:value-type="float" office:value="0.0102006477465927" calcext:value-type="float">
            <text:p>0.010200647746593</text:p>
          </table:table-cell>
          <table:table-cell/>
        </table:table-row>
        <table:table-row table:style-name="ro2">
          <table:table-cell table:style-name="ce3" office:value-type="string" calcext:value-type="string">
            <text:p>Varianza</text:p>
          </table:table-cell>
          <table:table-cell table:style-name="ce5" table:formula="of:=AVERAGE([.C2:.C11])" office:value-type="float" office:value="0.00000000000507610415247399" calcext:value-type="float">
            <text:p>5.07610415247399E-12</text:p>
          </table:table-cell>
          <table:table-cell table:style-name="ce8"/>
          <table:table-cell table:style-name="ce3" office:value-type="string" calcext:value-type="string">
            <text:p>Varianza</text:p>
          </table:table-cell>
          <table:table-cell table:style-name="ce5" table:formula="of:=AVERAGE([.F2:.F11])" office:value-type="float" office:value="0.0000000271381317060804" calcext:value-type="float">
            <text:p>2.71381317060804E-08</text:p>
          </table:table-cell>
          <table:table-cell table:style-name="ce8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Métrica Y para 500 individuos, 100 gen</text:p>
          </table:table-cell>
          <table:covered-table-cell table:style-name="ce4"/>
          <table:table-cell table:style-name="ce6"/>
          <table:table-cell table:style-name="ce9" office:value-type="string" calcext:value-type="string" table:number-columns-spanned="2" table:number-rows-spanned="1">
            <text:p>Métrica Delta para 500 individuos, 100 gen</text:p>
          </table:table-cell>
          <table:covered-table-cell table:style-name="ce4"/>
          <table:table-cell table:style-name="ce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282841261726413" calcext:value-type="float">
            <text:p>0.002828412617264</text:p>
          </table:table-cell>
          <table:table-cell table:formula="of:=([.B16]-[.B$25])^2" office:value-type="float" office:value="2.8042595298788E-017" calcext:value-type="float">
            <text:p>2.8042595298788E-17</text:p>
          </table:table-cell>
          <table:table-cell office:value-type="float" office:value="1" calcext:value-type="float">
            <text:p>1</text:p>
          </table:table-cell>
          <table:table-cell office:value-type="float" office:value="0.00200436788974593" calcext:value-type="float">
            <text:p>0.002004367889746</text:p>
          </table:table-cell>
          <table:table-cell table:formula="of:=([.B16]-[.E$26])^2" office:value-type="float" office:value="0.000000677177634674322" calcext:value-type="float">
            <text:p>6.77177634674322E-0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282839724551146" calcext:value-type="float">
            <text:p>0.002828397245511</text:p>
          </table:table-cell>
          <table:table-cell table:formula="of:=([.B17]-[.B$25])^2" office:value-type="float" office:value="4.27136406374159E-016" calcext:value-type="float">
            <text:p>4.27136406374159E-16</text:p>
          </table:table-cell>
          <table:table-cell office:value-type="float" office:value="2" calcext:value-type="float">
            <text:p>2</text:p>
          </table:table-cell>
          <table:table-cell office:value-type="float" office:value="0.00201634607692669" calcext:value-type="float">
            <text:p>0.002016346076927</text:p>
          </table:table-cell>
          <table:table-cell table:formula="of:=([.B17]-[.E$26])^2" office:value-type="float" office:value="0.000000677152335833034" calcext:value-type="float">
            <text:p>6.77152335833034E-0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282833736604916" calcext:value-type="float">
            <text:p>0.002828337366049</text:p>
          </table:table-cell>
          <table:table-cell table:formula="of:=([.B18]-[.B$25])^2" office:value-type="float" office:value="6.48777747602435E-015" calcext:value-type="float">
            <text:p>6.48777747602435E-15</text:p>
          </table:table-cell>
          <table:table-cell office:value-type="float" office:value="3" calcext:value-type="float">
            <text:p>3</text:p>
          </table:table-cell>
          <table:table-cell office:value-type="float" office:value="0.00200402820326533" calcext:value-type="float">
            <text:p>0.002004028203265</text:p>
          </table:table-cell>
          <table:table-cell table:formula="of:=([.B18]-[.E$26])^2" office:value-type="float" office:value="0.000000677053790678128" calcext:value-type="float">
            <text:p>6.77053790678128E-0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282838617921168" calcext:value-type="float">
            <text:p>0.002828386179212</text:p>
          </table:table-cell>
          <table:table-cell table:formula="of:=([.B19]-[.B$25])^2" office:value-type="float" office:value="1.00701999933577E-015" calcext:value-type="float">
            <text:p>1.00701999933577E-15</text:p>
          </table:table-cell>
          <table:table-cell office:value-type="float" office:value="4" calcext:value-type="float">
            <text:p>4</text:p>
          </table:table-cell>
          <table:table-cell office:value-type="float" office:value="0.00200447917918611" calcext:value-type="float">
            <text:p>0.002004479179186</text:p>
          </table:table-cell>
          <table:table-cell table:formula="of:=([.B19]-[.E$26])^2" office:value-type="float" office:value="0.000000677134123201692" calcext:value-type="float">
            <text:p>6.77134123201692E-0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282838343951588" calcext:value-type="float">
            <text:p>0.002828383439516</text:p>
          </table:table-cell>
          <table:table-cell table:formula="of:=([.B20]-[.B$25])^2" office:value-type="float" office:value="1.1884066354505E-015" calcext:value-type="float">
            <text:p>1.1884066354505E-15</text:p>
          </table:table-cell>
          <table:table-cell office:value-type="float" office:value="5" calcext:value-type="float">
            <text:p>5</text:p>
          </table:table-cell>
          <table:table-cell office:value-type="float" office:value="0.00200569531275085" calcext:value-type="float">
            <text:p>0.002005695312751</text:p>
          </table:table-cell>
          <table:table-cell table:formula="of:=([.B20]-[.E$26])^2" office:value-type="float" office:value="0.000000677129614318685" calcext:value-type="float">
            <text:p>6.77129614318685E-0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28283923963063" calcext:value-type="float">
            <text:p>0.002828392396306</text:p>
          </table:table-cell>
          <table:table-cell table:formula="of:=([.B21]-[.B$25])^2" office:value-type="float" office:value="6.51090945516891E-016" calcext:value-type="float">
            <text:p>6.51090945516891E-16</text:p>
          </table:table-cell>
          <table:table-cell office:value-type="float" office:value="6" calcext:value-type="float">
            <text:p>6</text:p>
          </table:table-cell>
          <table:table-cell office:value-type="float" office:value="0.00200403209147082" calcext:value-type="float">
            <text:p>0.002004032091471</text:p>
          </table:table-cell>
          <table:table-cell table:formula="of:=([.B21]-[.E$26])^2" office:value-type="float" office:value="0.000000677144355105847" calcext:value-type="float">
            <text:p>6.77144355105847E-0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282838399790294" calcext:value-type="float">
            <text:p>0.002828383997903</text:p>
          </table:table-cell>
          <table:table-cell table:formula="of:=([.B22]-[.B$25])^2" office:value-type="float" office:value="1.15021957107091E-015" calcext:value-type="float">
            <text:p>1.15021957107091E-15</text:p>
          </table:table-cell>
          <table:table-cell office:value-type="float" office:value="7" calcext:value-type="float">
            <text:p>7</text:p>
          </table:table-cell>
          <table:table-cell office:value-type="float" office:value="0.00200405791146944" calcext:value-type="float">
            <text:p>0.002004057911469</text:p>
          </table:table-cell>
          <table:table-cell table:formula="of:=([.B22]-[.E$26])^2" office:value-type="float" office:value="0.000000677130533288809" calcext:value-type="float">
            <text:p>6.77130533288809E-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82828871252797" calcext:value-type="float">
            <text:p>0.002828288712528</text:p>
          </table:table-cell>
          <table:table-cell table:formula="of:=([.B23]-[.B$25])^2" office:value-type="float" office:value="0.0000000000000166927077344565" calcext:value-type="float">
            <text:p>1.66927077344565E-14</text:p>
          </table:table-cell>
          <table:table-cell office:value-type="float" office:value="8" calcext:value-type="float">
            <text:p>8</text:p>
          </table:table-cell>
          <table:table-cell office:value-type="float" office:value="0.00200401409551547" calcext:value-type="float">
            <text:p>0.002004014095515</text:p>
          </table:table-cell>
          <table:table-cell table:formula="of:=([.B23]-[.E$26])^2" office:value-type="float" office:value="0.000000676973725620693" calcext:value-type="float">
            <text:p>6.76973725620693E-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82829867056142" calcext:value-type="float">
            <text:p>0.002828298670561</text:p>
          </table:table-cell>
          <table:table-cell table:formula="of:=([.B24]-[.B$25])^2" office:value-type="float" office:value="0.0000000000000142187091005901" calcext:value-type="float">
            <text:p>1.42187091005901E-14</text:p>
          </table:table-cell>
          <table:table-cell office:value-type="float" office:value="9" calcext:value-type="float">
            <text:p>9</text:p>
          </table:table-cell>
          <table:table-cell office:value-type="float" office:value="0.00200401596989896" calcext:value-type="float">
            <text:p>0.002004015969899</text:p>
          </table:table-cell>
          <table:table-cell table:formula="of:=([.B24]-[.E$26])^2" office:value-type="float" office:value="0.000000676990112343646" calcext:value-type="float">
            <text:p>6.76990112343646E-0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28284179127901" calcext:value-type="float">
            <text:p>0.00282841791279</text:p>
          </table:table-cell>
          <table:table-cell table:formula="of:=([.B25]-[.B$25])^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200400908872501" calcext:value-type="float">
            <text:p>0.002004009088725</text:p>
          </table:table-cell>
          <table:table-cell table:formula="of:=([.B25]-[.E$26])^2" office:value-type="float" office:value="0.000000677186350164109" calcext:value-type="float">
            <text:p>6.77186350164109E-07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table:formula="of:=AVERAGE([.B16:.B25])" office:value-type="float" office:value="0.0028283698537641" calcext:value-type="float">
            <text:p>0.002828369853764</text:p>
          </table:table-cell>
          <table:table-cell/>
          <table:table-cell office:value-type="string" calcext:value-type="string">
            <text:p>Media</text:p>
          </table:table-cell>
          <table:table-cell table:formula="of:=AVERAGE([.E16:.E25])" office:value-type="float" office:value="0.00200550458189546" calcext:value-type="float">
            <text:p>0.002005504581895</text:p>
          </table:table-cell>
          <table:table-cell/>
        </table:table-row>
        <table:table-row table:style-name="ro2">
          <table:table-cell table:style-name="ce3" office:value-type="string" calcext:value-type="string">
            <text:p>Varianza</text:p>
          </table:table-cell>
          <table:table-cell table:style-name="ce5" table:formula="of:=AVERAGE([.C16:.C25])" office:value-type="float" office:value="4.1851110464118E-015" calcext:value-type="float">
            <text:p>4.1851110464118E-15</text:p>
          </table:table-cell>
          <table:table-cell table:style-name="ce8"/>
          <table:table-cell table:style-name="ce3" office:value-type="string" calcext:value-type="string">
            <text:p>Varianza</text:p>
          </table:table-cell>
          <table:table-cell table:style-name="ce5" table:formula="of:=AVERAGE([.F16:.F25])" office:value-type="float" office:value="0.000000677107257522896" calcext:value-type="float">
            <text:p>6.77107257522896E-07</text:p>
          </table:table-cell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33:56.243500277</meta:creation-date>
    <dc:date>2020-11-24T16:32:24.112243486</dc:date>
    <meta:editing-duration>PT25M48S</meta:editing-duration>
    <meta:editing-cycles>4</meta:editing-cycles>
    <meta:generator>LibreOffice/6.4.6.2$Linux_X86_64 LibreOffice_project/40$Build-2</meta:generator>
    <meta:document-statistic meta:table-count="1" meta:cell-count="140" meta:object-count="0"/>
  </office:meta>
</office:document-meta>
</file>